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11cm" fo:min-width="2.53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955cm" fo:min-width="4.5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06cm" fo:min-width="4.5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3.56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24cm" fo:min-width="1.406cm"/>
    </style:style>
    <style:style style:name="gr6" style:family="graphic" style:parent-style-name="objectwithoutfill">
      <style:graphic-properties svg:stroke-width="0.051cm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2.885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3.973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4.42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132cm" fo:min-width="4.041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6.686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7.326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7.127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ffffff" fo:min-height="0.55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5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3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3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67cm" fo:min-width="1.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66cm" fo:min-width="1.786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11cm" fo:min-width="0.03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8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16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766cm" fo:min-width="1.252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555cm" fo:min-width="1.2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258cm" fo:min-width="2.392cm"/>
      <style:paragraph-properties style:writing-mode="lr-tb"/>
    </style:style>
    <style:style style:name="gr28" style:family="graphic" style:parent-style-name="objectwithoutfill">
      <style:graphic-properties draw:marker-end="Rounded_20_short_20_Arrow" draw:marker-end-width="0.102cm" draw:stroke-linejoin="bevel" svg:stroke-linecap="round" draw:fill="solid" draw:textarea-vertical-align="middle"/>
    </style:style>
    <style:style style:name="gr29" style:family="graphic" style:parent-style-name="objectwithoutfill">
      <style:graphic-properties draw:marker-end="Rounded_20_short_20_Arrow" draw:marker-end-width="0.102cm" draw:fill="solid" draw:textarea-vertical-align="middle"/>
    </style:style>
    <style:style style:name="gr30" style:family="graphic" style:parent-style-name="objectwithoutfill">
      <style:graphic-properties draw:marker-end="Arrow" draw:marker-end-width="0.3cm" draw:fill="solid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 fo:min-height="0.766cm" fo:min-width="1.109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258cm" fo:min-width="2.929cm"/>
      <style:paragraph-properties style:writing-mode="lr-tb"/>
    </style:style>
    <style:style style:name="gr33" style:family="graphic" style:parent-style-name="objectwithoutfill">
      <style:graphic-properties draw:marker-end="Rounded_20_short_20_Arrow" draw:marker-end-width="0.152cm" draw:fill="solid" draw:textarea-vertical-align="middle"/>
    </style:style>
    <style:style style:name="gr34" style:family="graphic" style:parent-style-name="objectwithoutfill">
      <style:graphic-properties draw:fill="solid" draw:textarea-vertical-align="middle"/>
    </style:style>
    <style:style style:name="gr35" style:family="graphic" style:parent-style-name="standard">
      <style:graphic-properties draw:textarea-horizontal-align="justify" draw:textarea-vertical-align="middle" draw:auto-grow-height="false" fo:min-height="0.739cm" fo:min-width="2.267cm"/>
      <style:paragraph-properties style:writing-mode="lr-tb"/>
    </style:style>
    <style:style style:name="gr36" style:family="graphic" style:parent-style-name="standard">
      <style:graphic-properties draw:stroke="none" svg:stroke-color="#000000" draw:fill="solid" draw:fill-color="#ffffff" fo:min-height="0.766cm"/>
      <style:paragraph-properties style:writing-mode="lr-tb"/>
    </style:style>
    <style:style style:name="gr37" style:family="graphic" style:parent-style-name="objectwithoutfill">
      <style:graphic-properties draw:marker-end="Arrowheads_20_2" draw:marker-end-width="0.3cm" draw:fill="solid" draw:textarea-vertical-align="middle"/>
    </style:style>
    <style:style style:name="P1" style:family="paragraph">
      <style:paragraph-properties fo:text-align="center" style:writing-mode="lr-tb"/>
      <style:text-properties fo:font-size="16pt" fo:text-shadow="1pt 1pt"/>
    </style:style>
    <style:style style:name="P2" style:family="paragraph">
      <style:paragraph-properties fo:text-align="center" style:writing-mode="lr-tb"/>
      <style:text-properties fo:font-size="14pt"/>
    </style:style>
    <style:style style:name="P3" style:family="paragraph">
      <style:paragraph-properties fo:margin-top="0.102cm" fo:margin-bottom="0cm" fo:text-align="start" style:writing-mode="lr-tb"/>
      <style:text-properties fo:font-size="14pt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="solid"/>
      <style:paragraph-properties fo:text-align="center"/>
      <style:text-properties fo:font-size="14pt"/>
    </style:style>
    <style:style style:name="P6" style:family="paragraph">
      <loext:graphic-properties draw:fill="solid" draw:fill-color="#ffffff"/>
      <style:paragraph-properties style:writing-mode="lr-tb"/>
      <style:text-properties fo:font-size="14pt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="solid" draw:fill-color="#ffffff"/>
      <style:paragraph-properties fo:text-align="center" style:writing-mode="lr-tb"/>
      <style:text-properties fo:font-size="14pt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style:paragraph-properties fo:text-align="center" style:writing-mode="lr-tb"/>
      <style:text-properties fo:font-size="13pt" style:font-size-asian="13pt" style:font-size-complex="13pt"/>
    </style:style>
    <style:style style:name="P13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4" style:family="paragraph"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loext:graphic-properties draw:fill="solid"/>
      <style:paragraph-properties fo:text-align="center"/>
    </style:style>
    <style:style style:name="T1" style:family="text">
      <style:text-properties fo:font-size="16pt" fo:text-shadow="1pt 1pt"/>
    </style:style>
    <style:style style:name="T2" style:family="text">
      <style:text-properties fo:font-size="14pt"/>
    </style:style>
    <style:style style:name="T3" style:family="text">
      <style:text-properties fo:font-size="14pt"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1.397cm" svg:x="15.923cm" svg:y="3.275cm">
          <text:p text:style-name="P1"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 </text:span><text:span text:style-name="T1">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175cm" svg:height="1.397cm" svg:x="15.923cm" svg:y="4.975cm">
          <text:p text:style-name="P1"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 </text:span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175cm" svg:height="1.397cm" svg:x="15.923cm" svg:y="8.775cm">
          <text:p text:style-name="P1"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 </text:span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175cm" svg:height="1.397cm" svg:x="15.923cm" svg:y="13.275cm">
          <text:p text:style-name="P1"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 </text:span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175cm" svg:height="1.397cm" svg:x="15.923cm" svg:y="16.775cm">
          <text:p text:style-name="P1"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 </text:span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175cm" svg:height="1.397cm" svg:x="15.923cm" svg:y="20.575cm">
          <text:p text:style-name="P1"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 </text:span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175cm" svg:height="1.397cm" svg:x="15.923cm" svg:y="25.075cm">
          <text:p text:style-name="P1"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 </text:span><text:span text:style-name="T1">7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5.05cm" svg:height="1.205cm" svg:x="2.151cm" svg:y="6.207cm">
          <text:p text:style-name="P2"><text:span text:style-name="T2">P</text:span><text:span text:style-name="T2">r</text:span><text:span text:style-name="T2">e</text:span><text:span text:style-name="T2">v</text:span><text:span text:style-name="T2">i</text:span><text:span text:style-name="T2">o</text:span><text:span text:style-name="T2">u</text:span><text:span text:style-name="T2">s </text:span><text:span text:style-name="T2">s</text:span><text:span text:style-name="T2">t</text:span><text:span text:style-name="T2">u</text:span><text:span text:style-name="T2">d</text:span><text:span text:style-name="T2">i</text:span><text:span text:style-name="T2">e</text:span><text:span text:style-name="T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" draw:id="id3" draw:layer="layout" svg:width="5.05cm" svg:height="0.956cm" svg:x="2.151cm" svg:y="9.795cm">
          <text:p text:style-name="P2"><text:span text:style-name="T2">R</text:span><text:span text:style-name="T2">e</text:span><text:span text:style-name="T2">m</text:span><text:span text:style-name="T2">a</text:span><text:span text:style-name="T2">i</text:span><text:span text:style-name="T2">n</text:span><text:span text:style-name="T2">i</text:span><text:span text:style-name="T2">n</text:span><text:span text:style-name="T2">g </text:span><text:span text:style-name="T2">i</text:span><text:span text:style-name="T2">s</text:span><text:span text:style-name="T2">s</text:span><text:span text:style-name="T2">u</text:span><text:span text:style-name="T2">e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4.067cm" svg:height="2.54cm" svg:x="7.736cm" svg:y="6.207cm">
          <text:p text:style-name="P3"><text:span text:style-name="T2">F</text:span><text:span text:style-name="T2">e</text:span><text:span text:style-name="T2">a</text:span><text:span text:style-name="T2">t</text:span><text:span text:style-name="T2">u</text:span><text:span text:style-name="T2">r</text:span><text:span text:style-name="T2">e</text:span><text:span text:style-name="T2">s</text:span></text:p>
          <text:p text:style-name="P3"><text:span text:style-name="T2">E</text:span><text:span text:style-name="T2">m</text:span><text:span text:style-name="T2">o</text:span><text:span text:style-name="T2">ti</text:span><text:span text:style-name="T2">o</text:span><text:span text:style-name="T2">n </text:span><text:span text:style-name="T2">m</text:span><text:span text:style-name="T2">o</text:span><text:span text:style-name="T2">d</text:span><text:span text:style-name="T2">e</text:span><text:span text:style-name="T2">l</text:span><text:span text:style-name="T2">s</text:span></text:p>
          <text:p text:style-name="P3"><text:span text:style-name="T2">C</text:span><text:span text:style-name="T2">l</text:span><text:span text:style-name="T2">a</text:span><text:span text:style-name="T2">s</text:span><text:span text:style-name="T2">s</text:span><text:span text:style-name="T2">if</text:span><text:span text:style-name="T2">i</text:span><text:span text:style-name="T2">e</text:span><text:span text:style-name="T2">r</text:span><text:span text:style-name="T2">s</text:span></text:p>
          <text:p text:style-name="P3"><text:span text:style-name="T2">F</text:span><text:span text:style-name="T2">u</text:span><text:span text:style-name="T2">s</text:span><text:span text:style-name="T2">i</text:span><text:span text:style-name="T2">o</text:span><text:span text:style-name="T2">n </text:span><text:span text:style-name="T2">m</text:span><text:span text:style-name="T2">e</text:span><text:span text:style-name="T2">t</text:span><text:span text:style-name="T2">h</text:span><text:span text:style-name="T2">o</text:span><text:span text:style-name="T2">d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905cm" svg:height="1.397cm" svg:x="8.174cm" svg:y="11.06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draw:layer="layout" svg:width="1.905cm" svg:height="1.397cm" svg:x="10.724cm" svg:y="11.06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draw:layer="layout" svg:width="1.905cm" svg:height="1.397cm" svg:x="13.274cm" svg:y="11.06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5" draw:layer="layout" svg:x1="2.151cm" svg:y1="3.894cm" svg:x2="15.486cm" svg:y2="3.894cm">
          <text:p/>
        </draw:line>
        <draw:frame draw:style-name="gr7" draw:text-style-name="P6" draw:layer="layout" svg:width="3.385cm" svg:height="0.806cm" svg:x="7.711cm" svg:y="3.429cm">
          <draw:text-box>
            <text:p><text:span text:style-name="T3">Intr</text:span><text:span text:style-name="T3">odu</text:span><text:span text:style-name="T3">ctio</text:span><text:span text:style-name="T3">n</text:span></text:p>
          </draw:text-box>
        </draw:frame>
        <draw:line draw:style-name="gr6" draw:text-style-name="P5" draw:layer="layout" svg:x1="2.152cm" svg:y1="5.594cm" svg:x2="15.487cm" svg:y2="5.594cm">
          <text:p/>
        </draw:line>
        <draw:frame draw:style-name="gr8" draw:text-style-name="P6" draw:layer="layout" svg:width="4.473cm" svg:height="0.806cm" svg:x="7.08cm" svg:y="5.061cm">
          <draw:text-box>
            <text:p><text:span text:style-name="T3">Literature </text:span><text:span text:style-name="T3">review</text:span></text:p>
          </draw:text-box>
        </draw:frame>
        <draw:line draw:style-name="gr6" draw:text-style-name="P5" draw:layer="layout" svg:x1="2.153cm" svg:y1="9.494cm" svg:x2="15.488cm" svg:y2="9.494cm">
          <text:p/>
        </draw:line>
        <draw:frame draw:style-name="gr9" draw:text-style-name="P6" draw:layer="layout" svg:width="4.926cm" svg:height="0.806cm" svg:x="6.928cm" svg:y="8.961cm">
          <draw:text-box>
            <text:p><text:span text:style-name="T3">Researc</text:span><text:span text:style-name="T3">h </text:span><text:span text:style-name="T3">method</text:span><text:span text:style-name="T3">s</text:span></text:p>
          </draw:text-box>
        </draw:frame>
        <draw:frame draw:style-name="gr10" draw:text-style-name="P8" draw:layer="layout" svg:width="3.302cm" svg:height="1.397cm" svg:x="12.254cm" svg:y="6.615cm">
          <draw:text-box>
            <text:p text:style-name="P7"><text:span text:style-name="T4">Dimensio</text:span><text:span text:style-name="T4">nal</text:span></text:p>
            <text:p text:style-name="P7"><text:span text:style-name="T4">emotion</text:span></text:p>
          </draw:text-box>
        </draw:frame>
        <draw:custom-shape draw:style-name="gr11" draw:text-style-name="P3" xml:id="id4" draw:id="id4" draw:layer="layout" svg:width="4.541cm" svg:height="2.382cm" svg:x="2.406cm" svg:y="11.007cm">
          <text:p text:style-name="P3"><text:span text:style-name="T2">S</text:span><text:span text:style-name="T2">tr</text:span><text:span text:style-name="T2">a</text:span><text:span text:style-name="T2">t</text:span><text:span text:style-name="T2">e</text:span><text:span text:style-name="T2">g</text:span><text:span text:style-name="T2">y</text:span></text:p>
          <text:p text:style-name="P3"><text:span text:style-name="T2">D</text:span><text:span text:style-name="T2">a</text:span><text:span text:style-name="T2">t</text:span><text:span text:style-name="T2">a</text:span><text:span text:style-name="T2">s</text:span><text:span text:style-name="T2">e</text:span><text:span text:style-name="T2">t</text:span><text:span text:style-name="T2">s</text:span></text:p>
          <text:p text:style-name="P3"><text:span text:style-name="T2">E</text:span><text:span text:style-name="T2">v</text:span><text:span text:style-name="T2">a</text:span><text:span text:style-name="T2">l</text:span><text:span text:style-name="T2">u</text:span><text:span text:style-name="T2">a</text:span><text:span text:style-name="T2">ti</text:span><text:span text:style-name="T2">o</text:span><text:span text:style-name="T2">n </text:span><text:span text:style-name="T2">m</text:span><text:span text:style-name="T2">e</text:span><text:span text:style-name="T2">tr</text:span><text:span text:style-name="T2">i</text:span><text:span text:style-name="T2">c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.154cm" svg:y1="13.994cm" svg:x2="15.489cm" svg:y2="13.994cm">
          <text:p/>
        </draw:line>
        <draw:frame draw:style-name="gr12" draw:text-style-name="P6" draw:layer="layout" svg:width="7.186cm" svg:height="0.806cm" svg:x="5.888cm" svg:y="13.561cm">
          <draw:text-box>
            <text:p><text:span text:style-name="T3">S</text:span><text:span text:style-name="T3">E</text:span><text:span text:style-name="T3">R</text:span><text:span text:style-name="T3"> </text:span><text:span text:style-name="T3">u</text:span><text:span text:style-name="T3">s</text:span><text:span text:style-name="T3">i</text:span><text:span text:style-name="T3">n</text:span><text:span text:style-name="T3">g </text:span><text:span text:style-name="T3">a</text:span><text:span text:style-name="T3">c</text:span><text:span text:style-name="T3">o</text:span><text:span text:style-name="T3">u</text:span><text:span text:style-name="T3">s</text:span><text:span text:style-name="T3">ti</text:span><text:span text:style-name="T3">c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s</text:span></text:p>
          </draw:text-box>
        </draw:frame>
        <draw:line draw:style-name="gr6" draw:text-style-name="P5" draw:layer="layout" svg:x1="2.155cm" svg:y1="17.494cm" svg:x2="15.49cm" svg:y2="17.494cm">
          <text:p/>
        </draw:line>
        <draw:line draw:style-name="gr6" draw:text-style-name="P5" draw:layer="layout" svg:x1="2.155cm" svg:y1="21.394cm" svg:x2="15.49cm" svg:y2="21.394cm">
          <text:p/>
        </draw:line>
        <draw:line draw:style-name="gr6" draw:text-style-name="P5" draw:layer="layout" svg:x1="2.155cm" svg:y1="25.794cm" svg:x2="15.49cm" svg:y2="25.794cm">
          <text:p/>
        </draw:line>
        <draw:frame draw:style-name="gr13" draw:text-style-name="P6" draw:layer="layout" svg:width="7.826cm" svg:height="0.806cm" svg:x="5.694cm" svg:y="17.061cm">
          <draw:text-box>
            <text:p><text:span text:style-name="T3">Early acoustic-linguistic fusion</text:span></text:p>
          </draw:text-box>
        </draw:frame>
        <draw:frame draw:style-name="gr14" draw:text-style-name="P6" draw:layer="layout" svg:width="7.627cm" svg:height="0.806cm" svg:x="5.776cm" svg:y="20.961cm">
          <draw:text-box>
            <text:p><text:span text:style-name="T3">Late acoustic-linguistic fusion</text:span></text:p>
          </draw:text-box>
        </draw:frame>
        <draw:frame draw:style-name="gr15" draw:text-style-name="P9" xml:id="id5" draw:id="id5" draw:layer="layout" svg:width="6.223cm" svg:height="0.806cm" svg:x="6.08cm" svg:y="25.355cm">
          <draw:text-box>
            <text:p text:style-name="P7"><text:span text:style-name="T3">Comparative analysis</text:span></text:p>
          </draw:text-box>
        </draw:frame>
        <draw:frame draw:style-name="gr16" draw:text-style-name="P10" draw:layer="layout" svg:width="2.458cm" svg:height="0.725cm" svg:x="7.828cm" svg:y="10.295cm">
          <draw:text-box>
            <text:p><text:span text:style-name="T5">IEMO</text:span><text:span text:style-name="T5">CAP</text:span></text:p>
          </draw:text-box>
        </draw:frame>
        <draw:frame draw:style-name="gr17" draw:text-style-name="P10" draw:layer="layout" svg:width="3.233cm" svg:height="0.725cm" svg:x="10.028cm" svg:y="10.296cm">
          <draw:text-box>
            <text:p><text:span text:style-name="T5">MSP-</text:span><text:span text:style-name="T5">IMPROV</text:span></text:p>
          </draw:text-box>
        </draw:frame>
        <draw:frame draw:style-name="gr18" draw:text-style-name="P10" draw:layer="layout" svg:width="2.432cm" svg:height="0.725cm" svg:x="13.028cm" svg:y="10.296cm">
          <draw:text-box>
            <text:p><text:span text:style-name="T5">US</text:span><text:span text:style-name="T5">O</text:span><text:span text:style-name="T5">MS</text:span><text:span text:style-name="T5">-e</text:span></text:p>
          </draw:text-box>
        </draw:frame>
        <draw:frame draw:style-name="gr19" draw:text-style-name="P11" draw:layer="layout" svg:width="2.286cm" svg:height="0.889cm" svg:x="8.031cm" svg:y="12.511cm">
          <draw:text-box>
            <text:p><text:span text:style-name="T4">C</text:span><text:span text:style-name="T4">C</text:span><text:span text:style-name="T4">C</text:span></text:p>
          </draw:text-box>
        </draw:frame>
        <draw:custom-shape draw:style-name="gr5" draw:text-style-name="P4" draw:layer="layout" svg:width="1.905cm" svg:height="1.397cm" svg:x="3.843cm" svg:y="14.6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2" draw:layer="layout" svg:width="2.794cm" svg:height="1.016cm" svg:x="6.51cm" svg:y="14.951cm">
          <text:p text:style-name="P12"><text:span text:style-name="T6">A</text:span><text:span text:style-name="T6">c</text:span><text:span text:style-name="T6">o</text:span><text:span text:style-name="T6">u</text:span><text:span text:style-name="T6">s</text:span><text:span text:style-name="T6">ti</text:span><text:span text:style-name="T6">c</text:span></text:p>
          <text:p text:style-name="P12"><text:span text:style-name="T6">F</text:span><text:span text:style-name="T6">e</text:span><text:span text:style-name="T6">a</text:span><text:span text:style-name="T6">t</text:span><text:span text:style-name="T6">u</text:span><text:span text:style-name="T6">r</text:span><text:span text:style-name="T6">e</text:span><text:span text:style-name="T6">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1" draw:text-style-name="P12" draw:layer="layout" svg:width="2.286cm" svg:height="1.016cm" svg:x="9.916cm" svg:y="14.937cm">
          <text:p text:style-name="P12"><text:span text:style-name="T6">D</text:span><text:span text:style-name="T6">N</text:span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0.762cm" svg:height="0.508cm" svg:x="13.368cm" svg:y="14.57cm">
          <text:p text:style-name="P12"><text:span text:style-name="T6">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2" draw:text-style-name="P12" draw:layer="layout" svg:width="0.762cm" svg:height="0.508cm" svg:x="13.369cm" svg:y="15.171cm">
          <text:p text:style-name="P12"><text:span text:style-name="T6">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2" draw:text-style-name="P12" draw:layer="layout" svg:width="0.762cm" svg:height="0.508cm" svg:x="13.369cm" svg:y="15.871cm">
          <text:p text:style-name="P12"><text:span text:style-name="T6">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23" draw:text-style-name="P13" draw:layer="layout" svg:width="1.34cm" svg:height="0.763cm" svg:x="6.299cm" svg:y="16.429cm">
          <draw:text-box>
            <text:p><text:span text:style-name="T6">LLD</text:span></text:p>
          </draw:text-box>
        </draw:frame>
        <draw:frame draw:style-name="gr24" draw:text-style-name="P13" draw:layer="layout" svg:width="1.416cm" svg:height="0.763cm" svg:x="8.099cm" svg:y="16.43cm">
          <draw:text-box>
            <text:p><text:span text:style-name="T6">HSF</text:span></text:p>
          </draw:text-box>
        </draw:frame>
        <draw:custom-shape draw:style-name="gr5" draw:text-style-name="P4" draw:layer="layout" svg:width="1.905cm" svg:height="1.397cm" svg:x="3.843cm" svg:y="17.89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2" draw:layer="layout" svg:width="2.794cm" svg:height="1.016cm" svg:x="6.51cm" svg:y="18.152cm">
          <text:p text:style-name="P12"><text:span text:style-name="T6">Acoustic</text:span></text:p>
          <text:p text:style-name="P12"><text:span text:style-name="T6">Featur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5" draw:text-style-name="P12" draw:layer="layout" svg:width="1.752cm" svg:height="1.016cm" svg:x="9.916cm" svg:y="18.138cm">
          <text:p text:style-name="P12"><text:span text:style-name="T6">DNN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0.762cm" svg:height="0.508cm" svg:x="14.261cm" svg:y="18.326cm">
          <text:p text:style-name="P12"><text:span text:style-name="T6">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2" draw:text-style-name="P12" draw:layer="layout" svg:width="0.762cm" svg:height="0.508cm" svg:x="14.262cm" svg:y="18.927cm">
          <text:p text:style-name="P12"><text:span text:style-name="T6">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2" draw:text-style-name="P12" draw:layer="layout" svg:width="0.762cm" svg:height="0.508cm" svg:x="14.262cm" svg:y="19.627cm">
          <text:p text:style-name="P12"><text:span text:style-name="T6">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0" draw:text-style-name="P12" draw:layer="layout" svg:width="2.794cm" svg:height="1.016cm" svg:x="6.511cm" svg:y="19.753cm">
          <text:p text:style-name="P12"><text:span text:style-name="T6"><text:s text:c="2"/></text:span><text:span text:style-name="T6">Linguistic</text:span></text:p>
          <text:p text:style-name="P12"><text:span text:style-name="T6">Featur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6" draw:text-style-name="P12" draw:layer="layout" svg:width="2.794cm" svg:height="0.804cm" svg:x="3.212cm" svg:y="19.854cm">
          <text:p text:style-name="P12"><text:span text:style-name="T6">Transcrip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5" draw:text-style-name="P12" draw:layer="layout" svg:width="1.752cm" svg:height="1.016cm" svg:x="9.916cm" svg:y="19.638cm">
          <text:p text:style-name="P12"><text:span text:style-name="T6">DNN</text:span>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2.892cm" svg:height="0.508cm" draw:transform="rotate (-1.5707963267949) translate (13.067cm 18.045cm)">
          <text:p text:style-name="P14"><text:span text:style-name="T5">Concatenation</text:span></text:p>
          <draw:enhanced-geometry svg:viewBox="0 0 21600 21600" draw:mirror-horizontal="true" draw:type="rectangle" draw:enhanced-path="M 0 0 L 21600 0 21600 21600 0 21600 0 0 Z N"/>
        </draw:custom-shape>
        <draw:line draw:style-name="gr28" draw:text-style-name="P15" draw:layer="layout" svg:x1="7.731cm" svg:y1="15.986cm" svg:x2="7.096cm" svg:y2="16.621cm">
          <text:p/>
        </draw:line>
        <draw:line draw:style-name="gr28" draw:text-style-name="P15" draw:layer="layout" svg:x1="7.985cm" svg:y1="15.986cm" svg:x2="8.62cm" svg:y2="16.621cm">
          <text:p/>
        </draw:line>
        <draw:line draw:style-name="gr29" draw:text-style-name="P15" draw:layer="layout" svg:x1="9.001cm" svg:y1="15.478cm" svg:x2="9.89cm" svg:y2="15.478cm">
          <text:p/>
        </draw:line>
        <draw:line draw:style-name="gr29" draw:text-style-name="P15" draw:layer="layout" svg:x1="12.233cm" svg:y1="15.478cm" svg:x2="13.376cm" svg:y2="15.478cm">
          <text:p/>
        </draw:line>
        <draw:line draw:style-name="gr29" draw:text-style-name="P15" draw:layer="layout" svg:x1="12.227cm" svg:y1="15.478cm" svg:x2="13.37cm" svg:y2="14.843cm">
          <text:p/>
        </draw:line>
        <draw:line draw:style-name="gr29" draw:text-style-name="P15" draw:layer="layout" svg:x1="12.228cm" svg:y1="15.474cm" svg:x2="13.371cm" svg:y2="16.109cm">
          <text:p/>
        </draw:line>
        <draw:line draw:style-name="gr29" draw:text-style-name="P15" draw:layer="layout" svg:x1="5.801cm" svg:y1="15.478cm" svg:x2="6.69cm" svg:y2="15.478cm">
          <text:p/>
        </draw:line>
        <draw:line draw:style-name="gr29" draw:text-style-name="P15" draw:layer="layout" svg:x1="5.826cm" svg:y1="18.526cm" svg:x2="6.715cm" svg:y2="18.526cm">
          <text:p/>
        </draw:line>
        <draw:line draw:style-name="gr29" draw:text-style-name="P15" draw:layer="layout" svg:x1="9.128cm" svg:y1="18.526cm" svg:x2="9.89cm" svg:y2="18.526cm">
          <text:p/>
        </draw:line>
        <draw:line draw:style-name="gr29" draw:text-style-name="P15" draw:layer="layout" svg:x1="11.669cm" svg:y1="18.526cm" svg:x2="12.558cm" svg:y2="18.526cm">
          <text:p/>
        </draw:line>
        <draw:line draw:style-name="gr29" draw:text-style-name="P15" draw:layer="layout" svg:x1="5.753cm" svg:y1="20.304cm" svg:x2="6.642cm" svg:y2="20.304cm">
          <text:p/>
        </draw:line>
        <draw:line draw:style-name="gr29" draw:text-style-name="P15" draw:layer="layout" svg:x1="9.001cm" svg:y1="20.304cm" svg:x2="9.89cm" svg:y2="20.304cm">
          <text:p/>
        </draw:line>
        <draw:line draw:style-name="gr29" draw:text-style-name="P15" draw:layer="layout" svg:x1="11.653cm" svg:y1="20.304cm" svg:x2="12.542cm" svg:y2="20.304cm">
          <text:p/>
        </draw:line>
        <draw:line draw:style-name="gr29" draw:text-style-name="P15" draw:layer="layout" svg:x1="4.81cm" svg:y1="19.288cm" svg:x2="4.81cm" svg:y2="19.796cm">
          <text:p/>
        </draw:line>
        <draw:line draw:style-name="gr29" draw:text-style-name="P15" draw:layer="layout" svg:x1="13.1cm" svg:y1="19.292cm" svg:x2="14.243cm" svg:y2="19.292cm">
          <text:p/>
        </draw:line>
        <draw:line draw:style-name="gr29" draw:text-style-name="P15" draw:layer="layout" svg:x1="13.094cm" svg:y1="19.292cm" svg:x2="14.237cm" svg:y2="18.657cm">
          <text:p/>
        </draw:line>
        <draw:line draw:style-name="gr29" draw:text-style-name="P15" draw:layer="layout" svg:x1="13.095cm" svg:y1="19.288cm" svg:x2="14.238cm" svg:y2="19.923cm">
          <text:p/>
        </draw:line>
        <draw:line draw:style-name="gr30" draw:text-style-name="P15" draw:layer="layout" svg:x1="9.382cm" svg:y1="4.048cm" svg:x2="9.382cm" svg:y2="5.191cm">
          <text:p/>
        </draw:line>
        <draw:line draw:style-name="gr29" draw:text-style-name="P15" draw:layer="layout" svg:x1="6.815cm" svg:y1="12.938cm" svg:x2="7.958cm" svg:y2="12.938cm">
          <text:p/>
        </draw:line>
        <draw:line draw:style-name="gr29" draw:text-style-name="P15" draw:layer="layout" svg:x1="4.937cm" svg:y1="12.303cm" svg:x2="7.985cm" svg:y2="12.303cm">
          <text:p/>
        </draw:line>
        <draw:custom-shape draw:style-name="gr5" draw:text-style-name="P4" draw:layer="layout" svg:width="1.905cm" svg:height="1.397cm" svg:x="2.843cm" svg:y="21.8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2" draw:layer="layout" svg:width="2.794cm" svg:height="1.016cm" svg:x="5.51cm" svg:y="22.153cm">
          <text:p text:style-name="P12"><text:span text:style-name="T6">Acoustic</text:span></text:p>
          <text:p text:style-name="P12"><text:span text:style-name="T6">Featur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1" draw:text-style-name="P12" draw:layer="layout" svg:width="1.609cm" svg:height="1.016cm" svg:x="8.916cm" svg:y="22.139cm">
          <text:p text:style-name="P12"><text:span text:style-name="T6">DNN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.794cm" svg:height="1.016cm" svg:x="5.511cm" svg:y="24.154cm">
          <text:p text:style-name="P12"><text:span text:style-name="T6"><text:s text:c="2"/></text:span><text:span text:style-name="T6">Linguistic</text:span></text:p>
          <text:p text:style-name="P12"><text:span text:style-name="T6">Featur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6" draw:text-style-name="P12" draw:layer="layout" svg:width="2.794cm" svg:height="0.804cm" svg:x="2.212cm" svg:y="24.255cm">
          <text:p text:style-name="P12"><text:span text:style-name="T6">Transcrip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1" draw:text-style-name="P12" draw:layer="layout" svg:width="1.609cm" svg:height="1.016cm" svg:x="8.916cm" svg:y="24.039cm">
          <text:p text:style-name="P12"><text:span text:style-name="T6">DNN</text:span></text:p>
          <draw:enhanced-geometry svg:viewBox="0 0 21600 21600" draw:type="rectangle" draw:enhanced-path="M 0 0 L 21600 0 21600 21600 0 21600 0 0 Z N"/>
        </draw:custom-shape>
        <draw:line draw:style-name="gr29" draw:text-style-name="P15" draw:layer="layout" svg:x1="4.826cm" svg:y1="22.527cm" svg:x2="5.715cm" svg:y2="22.527cm">
          <text:p/>
        </draw:line>
        <draw:line draw:style-name="gr29" draw:text-style-name="P15" draw:layer="layout" svg:x1="8.128cm" svg:y1="22.527cm" svg:x2="8.89cm" svg:y2="22.527cm">
          <text:p/>
        </draw:line>
        <draw:line draw:style-name="gr29" draw:text-style-name="P15" draw:layer="layout" svg:x1="4.753cm" svg:y1="24.705cm" svg:x2="5.642cm" svg:y2="24.705cm">
          <text:p/>
        </draw:line>
        <draw:line draw:style-name="gr29" draw:text-style-name="P15" draw:layer="layout" svg:x1="8.001cm" svg:y1="24.705cm" svg:x2="8.89cm" svg:y2="24.705cm">
          <text:p/>
        </draw:line>
        <draw:custom-shape draw:style-name="gr22" draw:text-style-name="P12" draw:layer="layout" svg:width="0.762cm" svg:height="0.508cm" svg:x="14.262cm" svg:y="18.327cm">
          <text:p text:style-name="P12"><text:span text:style-name="T6">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2" draw:text-style-name="P12" draw:layer="layout" svg:width="0.762cm" svg:height="0.508cm" svg:x="14.263cm" svg:y="18.928cm">
          <text:p text:style-name="P12"><text:span text:style-name="T6">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2" draw:text-style-name="P12" draw:layer="layout" svg:width="0.762cm" svg:height="0.508cm" svg:x="14.263cm" svg:y="19.628cm">
          <text:p text:style-name="P12"><text:span text:style-name="T6">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9" draw:text-style-name="P15" draw:layer="layout" svg:x1="13.101cm" svg:y1="19.293cm" svg:x2="14.244cm" svg:y2="19.293cm">
          <text:p/>
        </draw:line>
        <draw:line draw:style-name="gr29" draw:text-style-name="P15" draw:layer="layout" svg:x1="13.095cm" svg:y1="19.293cm" svg:x2="14.238cm" svg:y2="18.658cm">
          <text:p/>
        </draw:line>
        <draw:line draw:style-name="gr29" draw:text-style-name="P15" draw:layer="layout" svg:x1="13.096cm" svg:y1="19.289cm" svg:x2="14.239cm" svg:y2="19.924cm">
          <text:p/>
        </draw:line>
        <draw:custom-shape draw:style-name="gr22" draw:text-style-name="P12" draw:layer="layout" svg:width="0.762cm" svg:height="0.508cm" svg:x="11.692cm" svg:y="21.797cm">
          <text:p text:style-name="P12"><text:span text:style-name="T6">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2" draw:text-style-name="P12" draw:layer="layout" svg:width="0.762cm" svg:height="0.508cm" svg:x="11.693cm" svg:y="22.398cm">
          <text:p text:style-name="P12"><text:span text:style-name="T6">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2" draw:text-style-name="P12" draw:layer="layout" svg:width="0.762cm" svg:height="0.508cm" svg:x="11.693cm" svg:y="23.098cm">
          <text:p text:style-name="P12"><text:span text:style-name="T6">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9" draw:text-style-name="P15" draw:layer="layout" svg:x1="10.531cm" svg:y1="22.763cm" svg:x2="11.674cm" svg:y2="22.763cm">
          <text:p/>
        </draw:line>
        <draw:line draw:style-name="gr29" draw:text-style-name="P15" draw:layer="layout" svg:x1="10.525cm" svg:y1="22.763cm" svg:x2="11.668cm" svg:y2="22.128cm">
          <text:p/>
        </draw:line>
        <draw:line draw:style-name="gr29" draw:text-style-name="P15" draw:layer="layout" svg:x1="10.526cm" svg:y1="22.759cm" svg:x2="11.669cm" svg:y2="23.394cm">
          <text:p/>
        </draw:line>
        <draw:custom-shape draw:style-name="gr22" draw:text-style-name="P12" draw:layer="layout" svg:width="0.762cm" svg:height="0.508cm" svg:x="11.693cm" svg:y="23.698cm">
          <text:p text:style-name="P12"><text:span text:style-name="T6">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2" draw:text-style-name="P12" draw:layer="layout" svg:width="0.762cm" svg:height="0.508cm" svg:x="11.694cm" svg:y="24.299cm">
          <text:p text:style-name="P12"><text:span text:style-name="T6">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2" draw:text-style-name="P12" draw:layer="layout" svg:width="0.762cm" svg:height="0.508cm" svg:x="11.694cm" svg:y="24.999cm">
          <text:p text:style-name="P12"><text:span text:style-name="T6">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9" draw:text-style-name="P15" draw:layer="layout" svg:x1="10.532cm" svg:y1="24.664cm" svg:x2="11.675cm" svg:y2="24.664cm">
          <text:p/>
        </draw:line>
        <draw:line draw:style-name="gr29" draw:text-style-name="P15" draw:layer="layout" svg:x1="10.526cm" svg:y1="24.664cm" svg:x2="11.669cm" svg:y2="24.029cm">
          <text:p/>
        </draw:line>
        <draw:line draw:style-name="gr29" draw:text-style-name="P15" draw:layer="layout" svg:x1="10.527cm" svg:y1="24.66cm" svg:x2="11.67cm" svg:y2="25.295cm">
          <text:p/>
        </draw:line>
        <draw:line draw:style-name="gr29" draw:text-style-name="P15" draw:layer="layout" svg:x1="3.794cm" svg:y1="23.352cm" svg:x2="3.794cm" svg:y2="24.114cm">
          <text:p/>
        </draw:line>
        <draw:custom-shape draw:style-name="gr22" draw:text-style-name="P12" draw:layer="layout" svg:width="0.762cm" svg:height="0.508cm" svg:x="14.841cm" svg:y="22.736cm">
          <text:p text:style-name="P12"><text:span text:style-name="T6">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2" draw:text-style-name="P12" draw:layer="layout" svg:width="0.762cm" svg:height="0.508cm" svg:x="14.842cm" svg:y="23.337cm">
          <text:p text:style-name="P12"><text:span text:style-name="T6">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2" draw:text-style-name="P12" draw:layer="layout" svg:width="0.762cm" svg:height="0.508cm" svg:x="14.842cm" svg:y="24.037cm">
          <text:p text:style-name="P12"><text:span text:style-name="T6">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2" draw:text-style-name="P14" draw:layer="layout" svg:width="3.429cm" svg:height="0.508cm" draw:transform="rotate (-1.5707963267949) translate (13.647cm 21.955cm)">
          <text:p text:style-name="P14"><text:span text:style-name="T5">S V M (SVR)</text:span></text:p>
          <draw:enhanced-geometry svg:viewBox="0 0 21600 21600" draw:mirror-horizontal="true" draw:type="rectangle" draw:enhanced-path="M 0 0 L 21600 0 21600 21600 0 21600 0 0 Z N"/>
        </draw:custom-shape>
        <draw:line draw:style-name="gr29" draw:text-style-name="P15" draw:layer="layout" svg:x1="13.68cm" svg:y1="23.702cm" svg:x2="14.823cm" svg:y2="23.702cm">
          <text:p/>
        </draw:line>
        <draw:line draw:style-name="gr29" draw:text-style-name="P15" draw:layer="layout" svg:x1="13.674cm" svg:y1="23.702cm" svg:x2="14.817cm" svg:y2="23.067cm">
          <text:p/>
        </draw:line>
        <draw:line draw:style-name="gr29" draw:text-style-name="P15" draw:layer="layout" svg:x1="13.675cm" svg:y1="23.698cm" svg:x2="14.818cm" svg:y2="24.333cm">
          <text:p/>
        </draw:line>
        <draw:custom-shape draw:style-name="gr22" draw:text-style-name="P12" draw:layer="layout" svg:width="0.762cm" svg:height="0.508cm" svg:x="14.842cm" svg:y="22.737cm">
          <text:p text:style-name="P12"><text:span text:style-name="T6">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2" draw:text-style-name="P12" draw:layer="layout" svg:width="0.762cm" svg:height="0.508cm" svg:x="14.843cm" svg:y="23.338cm">
          <text:p text:style-name="P12"><text:span text:style-name="T6">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2" draw:text-style-name="P12" draw:layer="layout" svg:width="0.762cm" svg:height="0.508cm" svg:x="14.843cm" svg:y="24.038cm">
          <text:p text:style-name="P12"><text:span text:style-name="T6">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9" draw:text-style-name="P15" draw:layer="layout" svg:x1="13.681cm" svg:y1="23.703cm" svg:x2="14.824cm" svg:y2="23.703cm">
          <text:p/>
        </draw:line>
        <draw:line draw:style-name="gr29" draw:text-style-name="P15" draw:layer="layout" svg:x1="13.675cm" svg:y1="23.703cm" svg:x2="14.818cm" svg:y2="23.068cm">
          <text:p/>
        </draw:line>
        <draw:line draw:style-name="gr29" draw:text-style-name="P15" draw:layer="layout" svg:x1="13.676cm" svg:y1="23.699cm" svg:x2="14.819cm" svg:y2="24.334cm">
          <text:p/>
        </draw:line>
        <draw:line draw:style-name="gr29" draw:text-style-name="P15" draw:layer="layout" svg:x1="12.448cm" svg:y1="22.082cm" svg:x2="13.083cm" svg:y2="22.082cm">
          <text:p/>
        </draw:line>
        <draw:line draw:style-name="gr29" draw:text-style-name="P15" draw:layer="layout" svg:x1="12.448cm" svg:y1="22.682cm" svg:x2="13.083cm" svg:y2="22.682cm">
          <text:p/>
        </draw:line>
        <draw:line draw:style-name="gr29" draw:text-style-name="P15" draw:layer="layout" svg:x1="12.448cm" svg:y1="23.382cm" svg:x2="13.083cm" svg:y2="23.382cm">
          <text:p/>
        </draw:line>
        <draw:line draw:style-name="gr29" draw:text-style-name="P15" draw:layer="layout" svg:x1="12.448cm" svg:y1="23.982cm" svg:x2="13.083cm" svg:y2="23.982cm">
          <text:p/>
        </draw:line>
        <draw:line draw:style-name="gr29" draw:text-style-name="P15" draw:layer="layout" svg:x1="12.448cm" svg:y1="24.582cm" svg:x2="13.083cm" svg:y2="24.582cm">
          <text:p/>
        </draw:line>
        <draw:line draw:style-name="gr29" draw:text-style-name="P15" draw:layer="layout" svg:x1="12.448cm" svg:y1="25.282cm" svg:x2="13.083cm" svg:y2="25.282cm">
          <text:p/>
        </draw:line>
        <draw:polyline draw:style-name="gr33" draw:text-style-name="P15" draw:layer="layout" svg:width="1.015cm" svg:height="4.063cm" draw:transform="rotate (-3.14159265358979) translate (2.551cm 15.605cm)" svg:viewBox="0 0 1016 4064" draw:points="0,4064 1016,4064 1016,0 254,0">
          <text:p/>
        </draw:polyline>
        <draw:polyline draw:style-name="gr33" draw:text-style-name="P15" draw:layer="layout" svg:width="3.301cm" svg:height="0.634cm" draw:transform="rotate (-1.5707963267949) translate (2.168cm 15.605cm)" svg:viewBox="0 0 3302 635" draw:points="0,635 3302,635 3302,0">
          <text:p/>
        </draw:polyline>
        <draw:polyline draw:style-name="gr33" draw:text-style-name="P15" draw:layer="layout" svg:width="4.313cm" svg:height="0.634cm" draw:transform="rotate (-1.5707963267949) translate (2.168cm 18.911cm)" svg:viewBox="0 0 4314 635" draw:points="0,635 4314,635 4314,0">
          <text:p/>
        </draw:polyline>
        <draw:line draw:style-name="gr29" draw:text-style-name="P15" draw:layer="layout" svg:x1="11.641cm" svg:y1="7.15cm" svg:x2="12.53cm" svg:y2="7.15cm">
          <text:p/>
        </draw:line>
        <draw:connector draw:style-name="gr34" draw:text-style-name="P15" draw:layer="layout" draw:type="line" svg:x1="7.201cm" svg:y1="6.809cm" svg:x2="7.736cm" svg:y2="7.477cm" draw:start-shape="id1" draw:start-glue-point="1" draw:end-shape="id2" draw:end-glue-point="3" svg:d="M7201 6809l535 668" svg:viewBox="0 0 536 669">
          <text:p/>
        </draw:connector>
        <draw:connector draw:style-name="gr34" draw:text-style-name="P15" draw:layer="layout" draw:type="line" svg:x1="4.676cm" svg:y1="7.412cm" svg:x2="4.676cm" svg:y2="9.795cm" draw:start-shape="id1" draw:start-glue-point="2" draw:end-shape="id3" draw:end-glue-point="0" svg:d="M4676 7412v2383" svg:viewBox="0 0 1 2384">
          <text:p/>
        </draw:connector>
        <draw:connector draw:style-name="gr34" draw:text-style-name="P15" draw:layer="layout" draw:type="line" svg:x1="4.676cm" svg:y1="10.751cm" svg:x2="4.676cm" svg:y2="11.007cm" draw:start-shape="id3" draw:start-glue-point="2" draw:end-shape="id4" draw:end-glue-point="0" svg:d="M4676 10751v256" svg:viewBox="0 0 1 257">
          <text:p/>
        </draw:connector>
        <draw:custom-shape draw:style-name="gr35" draw:text-style-name="P1" draw:layer="layout" svg:width="3.175cm" svg:height="1.397cm" svg:x="15.911cm" svg:y="26.775cm">
          <text:p text:style-name="P1"><text:span text:style-name="T1">Chapter 8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2.143cm" svg:y1="27.494cm" svg:x2="15.478cm" svg:y2="27.494cm">
          <text:p/>
        </draw:line>
        <draw:frame draw:style-name="gr36" draw:text-style-name="P9" xml:id="id6" draw:id="id6" draw:layer="layout" svg:width="4.318cm" svg:height="1.016cm" svg:x="7.032cm" svg:y="27.055cm">
          <draw:text-box>
            <text:p text:style-name="P7"><text:span text:style-name="T3">Conclusions</text:span></text:p>
          </draw:text-box>
        </draw:frame>
        <draw:connector draw:style-name="gr37" draw:text-style-name="P15" draw:layer="layout" draw:type="line" svg:x1="9.191cm" svg:y1="26.161cm" svg:x2="9.191cm" svg:y2="27.055cm" draw:start-shape="id5" draw:start-glue-point="2" draw:end-shape="id6" draw:end-glue-point="0" svg:d="M9191 26161v894" svg:viewBox="0 0 1 89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ffice="urn:oasis:names:tc:opendocument:xmlns:office:1.0" xmlns:officeooo="http://openoffice.org/2009/office" xmlns:xlink="http://www.w3.org/1999/xlink" xmlns:ooo="http://openoffice.org/2004/office" xmlns:dc="http://purl.org/dc/elements/1.1/" office:version="1.3">
  <office:meta>
    <meta:creation-date>2020-11-05T18:29:28.425192093</meta:creation-date>
    <dc:title>BW</dc:title>
    <meta:editing-duration>PT11M12S</meta:editing-duration>
    <meta:editing-cycles>12</meta:editing-cycles>
    <meta:generator>LibreOffice/7.0.3.1$Linux_X86_64 LibreOffice_project/d7547858d014d4cf69878db179d326fc3483e082</meta:generator>
    <meta:initial-creator>Bagus Tris Atmaja</meta:initial-creator>
    <dc:date>2021-01-04T16:57:11.333736287</dc:date>
    <dc:creator>Bagus Tris Atmaja</dc:creator>
    <meta:document-statistic meta:object-count="130"/>
    <meta:template xlink:type="simple" xlink:actuate="onRequest" xlink:title="BW" xlink:href="../../Templates/BW.otg" meta:date="2020-11-05T18:29:28.098415249"/>
  </office:meta>
</office:document-meta>
</file>